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acuerdo-de-membresía"/>Acuerdo de Membresía<text:bookmark-end text:name="acuerdo-de-membresía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1/membership-agreement" office:name=""><text:span text:style-name="Definition">https://blueprint.ecohubs.community/es/articles/rcos-templates/layer-1/membership-agreement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1 — Sistema de Membresía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1-membership-system#34-rights-and-obligations" office:name=""><text:span text:style-name="Definition">§3.4</text:span></text:a>, <text:a xlink:type="simple" xlink:href="https://blueprint.ecohubs.community/es/articles/rcos-core/v0-1/layer-1-membership-system#35-participation-and-contribution" office:name=""><text:span text:style-name="Definition">§3.5</text:span></text:a>, <text:a xlink:type="simple" xlink:href="https://blueprint.ecohubs.community/es/articles/rcos-core/v0-1/layer-1-membership-system#38-artifacts" office:name=""><text:span text:style-name="Definition">§3.8</text:span></text:a></text:p>
        </text:list-item>
      </text:list>
      <text:p text:style-name="P3">Firmado (o reconocido explícitamente) por cada miembro en el momento de su admisión. Define los derechos y obligaciones de cada estado de membresía.</text:p>
      <text:p text:style-name="Horizontal_20_Line"/>
      <text:h text:style-name="Heading_20_2" text:outline-level="2"><text:bookmark-start text:name="estado-de-membresía-al-firmar"/>Estado de Membresía al Firmar<text:bookmark-end text:name="estado-de-membresía-al-firmar"/></text:h>
      <text:p text:style-name="First_20_paragraph"><text:span text:style-name="T2">Cláusulas RCOS: </text:span><text:a xlink:type="simple" xlink:href="https://blueprint.ecohubs.community/es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4</text:span></text:span></text:a></text:p>
      <text:p text:style-name="P4"><text:span text:style-name="T1">Justificación — ¿Por qué declarar el estado al firmar</text:span></text:p>
      <text:p text:style-name="P4">La membresía no es un simple binario. Una persona que se incorpora debe saber exactamente en qué estado está entrando — Prueba o Pleno — porque el estado determina lo que puede hacer y lo que se espera de ella. Nombrarlo en el momento del consentimiento evita ambigüedades posteriores sobre lo que realmente aceptó.</text:p>
      <text:p text:style-name="P5"><text:span text:style-name="T1">Instrucciones — Cómo completar esta sección</text:span></text:p>
      <text:p text:style-name="P5">Indica qué estado(s) de membresía recibe un nuevo miembro al firmar (p. ej., Miembro en Prueba, Miembro Pleno, o cualquier estado personalizado definido en tu Registro de Estados de Membresía).</text:p>
      <text:p text:style-name="First_20_paragraph"><text:span text:style-name="T2">&lt;Estado de membresía asignado al firmar — p. ej., Miembro en Prueba tras la aprobación de la solicitud; Miembro Pleno tras completar la incorporación.&gt;</text:span></text:p>
      <text:h text:style-name="Heading_20_2" text:outline-level="2"><text:bookmark-start text:name="derechos-del-miembro"/>Derechos del Miembro<text:bookmark-end text:name="derechos-del-miembro"/></text:h>
      <text:p text:style-name="First_20_paragraph"><text:span text:style-name="T2">Cláusulas RCOS: </text:span><text:a xlink:type="simple" xlink:href="https://blueprint.ecohubs.community/es/articles/rcos-core/v0-1/layer-1-membership-system#34-rights-and-obligations" office:name=""><text:span text:style-name="Definition"><text:span text:style-name="T2">3.4.1</text:span></text:span></text:a><text:span text:style-name="T2">, </text:span><text:a xlink:type="simple" xlink:href="https://blueprint.ecohubs.community/es/articles/rcos-core/v0-1/layer-1-membership-system#34-rights-and-obligations" office:name=""><text:span text:style-name="Definition"><text:span text:style-name="T2">3.4.3</text:span></text:span></text:a><text:span text:style-name="T2">, </text:span><text:a xlink:type="simple" xlink:href="https://blueprint.ecohubs.community/es/articles/rcos-core/v0-1/layer-1-membership-system#34-rights-and-obligations" office:name=""><text:span text:style-name="Definition"><text:span text:style-name="T2">3.4.4</text:span></text:span></text:a></text:p>
      <text:p text:style-name="P6"><text:span text:style-name="T1">Justificación — ¿Por qué enumerar los derechos explícitamente</text:span></text:p>
      <text:p text:style-name="P6">Los derechos que no están escritos son derechos que pueden retirarse en silencio. Enumerarlos hace que los compromisos de la comunidad sean legibles, exigibles y simétricos con las obligaciones que se pide a los miembros que asuman. Sin esta lista, las obligaciones se convierten en demandas abiertas sin protección recíproca.</text:p>
      <text:p text:style-name="P7"><text:span text:style-name="T1">Instrucciones — Cómo completar esta sección</text:span></text:p>
      <text:p text:style-name="P7">Enumera los derechos concretos otorgados a cada estado de membresía. Consulta la Matriz de Decisiones (Capa 2) para los derechos de voto, el Registro de Roles (Capa 5) para la elegibilidad de roles, y la Capa 4 para las garantías de debido proceso.</text:p>
      <text:list text:style-name="L3">
        <text:list-item>
          <text:p text:style-name="P8"><text:span text:style-name="T2">&lt;Derecho 1, p. ej., el derecho a votar en todas las decisiones según lo definido en la Matriz de Decisiones.&gt;</text:span></text:p>
        </text:list-item>
        <text:list-item>
          <text:p text:style-name="P8"><text:span text:style-name="T2">&lt;Derecho 2, p. ej., el derecho a acceder a todos los canales, llamadas y registros exclusivos para miembros.&gt;</text:span></text:p>
        </text:list-item>
        <text:list-item>
          <text:p text:style-name="P8"><text:span text:style-name="T2">&lt;Derecho 3, p. ej., el derecho a ocupar roles según lo definido en el Registro de Roles.&gt;</text:span></text:p>
        </text:list-item>
        <text:list-item>
          <text:p text:style-name="P8"><text:span text:style-name="T2">&lt;Derecho 4, p. ej., el derecho a obtener reconocimiento a través de contribuciones reconocidas.&gt;</text:span></text:p>
        </text:list-item>
        <text:list-item>
          <text:p text:style-name="P8"><text:span text:style-name="T2">&lt;Derecho 5, p. ej., el derecho a proponer cambios a través del proceso de gobernanza.&gt;</text:span></text:p>
        </text:list-item>
        <text:list-item>
          <text:p text:style-name="P8"><text:span text:style-name="T2">&lt;Derecho 6, p. ej., el derecho a plantear un conflicto a través de la Escalera de Resolución de Conflictos sin represalias.&gt;</text:span></text:p>
        </text:list-item>
        <text:list-item>
          <text:p text:style-name="P8"><text:span text:style-name="T2">&lt;Derecho 7, p. ej., el derecho a salir de la comunidad voluntariamente en cualquier momento.&gt;</text:span></text:p>
        </text:list-item>
        <text:list-item>
          <text:p text:style-name="P8"><text:span text:style-name="T2">&lt;Derecho 8, p. ej., el derecho al debido proceso antes de cualquier salida forzada, suspensión o restricción de acceso.&gt;</text:span></text:p>
        </text:list-item>
      </text:list>
      <text:h text:style-name="Heading_20_2" text:outline-level="2"><text:bookmark-start text:name="obligaciones-del-miembro"/>Obligaciones del Miembro<text:bookmark-end text:name="obligaciones-del-miembro"/></text:h>
      <text:p text:style-name="First_20_paragraph"><text:span text:style-name="T2">Cláusulas RCOS: </text:span><text:a xlink:type="simple" xlink:href="https://blueprint.ecohubs.community/es/articles/rcos-core/v0-1/layer-1-membership-system#34-rights-and-obligations" office:name=""><text:span text:style-name="Definition"><text:span text:style-name="T2">3.4.2</text:span></text:span></text:a><text:span text:style-name="T2">, </text:span><text:a xlink:type="simple" xlink:href="https://blueprint.ecohubs.community/es/articles/rcos-core/v0-1/layer-1-membership-system#34-rights-and-obligations" office:name=""><text:span text:style-name="Definition"><text:span text:style-name="T2">3.4.4</text:span></text:span></text:a><text:span text:style-name="T2">, </text:span><text:a xlink:type="simple" xlink:href="https://blueprint.ecohubs.community/es/articles/rcos-core/v0-1/layer-1-membership-system#34-rights-and-obligations" office:name=""><text:span text:style-name="Definition"><text:span text:style-name="T2">3.4.5</text:span></text:span></text:a></text:p>
      <text:p text:style-name="P9"><text:span text:style-name="T1">Justificación — ¿Por qué acotar las obligaciones estrictamente</text:span></text:p>
      <text:p text:style-name="P9">Las obligaciones abiertas son la vía por la que las comunidades caen en la explotación — “contribuye más”, “estate disponible”, “preséntate” sin límite definido. Enumerar las obligaciones de forma discreta, y vincular cada una a un derecho correspondiente, mantiene lo que se pide acotado e impugnable. Un miembro siempre debe poder saber si está cumpliendo el acuerdo o si se le está pidiendo algo que lo excede.</text:p>
      <text:p text:style-name="P10"><text:span text:style-name="T1">Instrucciones — Cómo completar esta sección</text:span></text:p>
      <text:p text:style-name="P10">Enumera obligaciones concretas y acotadas. Cada obligación debe ser verificable: un miembro debe poder saber si la está cumpliendo. Evita deberes vagos.</text:p>
      <text:list text:style-name="L4">
        <text:list-item>
          <text:p text:style-name="P11"><text:span text:style-name="T2">&lt;Obligación 1, p. ej., cumplir en todo momento con todas las restricciones de identidad e invariantes de la Capa 0.&gt;</text:span></text:p>
        </text:list-item>
        <text:list-item>
          <text:p text:style-name="P11"><text:span text:style-name="T2">&lt;Obligación 2, p. ej., contribuir a la comunidad en al menos una categoría reconocida por período definido.&gt;</text:span></text:p>
        </text:list-item>
        <text:list-item>
          <text:p text:style-name="P11"><text:span text:style-name="T2">&lt;Obligación 3, p. ej., participar en los procesos de resolución de conflictos cuando sea nombrado como parte o solicitado como testigo.&gt;</text:span></text:p>
        </text:list-item>
        <text:list-item>
          <text:p text:style-name="P11"><text:span text:style-name="T2">&lt;Obligación 4, p. ej., completar la incorporación antes de ejercer los derechos de Miembro Pleno.&gt;</text:span></text:p>
        </text:list-item>
        <text:list-item>
          <text:p text:style-name="P11"><text:span text:style-name="T2">&lt;Obligación 5, p. ej., notificar a la comunidad antes de una ausencia prolongada.&gt;</text:span></text:p>
        </text:list-item>
        <text:list-item>
          <text:p text:style-name="P11"><text:span text:style-name="T2">&lt;Obligación 6, p. ej., no tergiversar a la comunidad, sus miembros o su gobernanza ante el exterior.&gt;</text:span></text:p>
        </text:list-item>
        <text:list-item>
          <text:p text:style-name="P11"><text:span text:style-name="T2">&lt;Obligación 7, p. ej., no ejercer autoridad más allá de lo explícitamente asignado a través del sistema de gobernanza.&gt;</text:span></text:p>
        </text:list-item>
      </text:list>
      <text:h text:style-name="Heading_20_2" text:outline-level="2"><text:bookmark-start text:name="expectativas-de-participación-y-contribución"/>Expectativas de Participación y Contribución<text:bookmark-end text:name="expectativas-de-participación-y-contribución"/></text:h>
      <text:p text:style-name="First_20_paragraph"><text:span text:style-name="T2">Cláusulas RCOS: </text:span><text:a xlink:type="simple" xlink:href="https://blueprint.ecohubs.community/es/articles/rcos-core/v0-1/layer-1-membership-system#35-participation-and-contribution" office:name=""><text:span text:style-name="Definition"><text:span text:style-name="T2">3.5.1</text:span></text:span></text:a><text:span text:style-name="T2">, </text:span><text:a xlink:type="simple" xlink:href="https://blueprint.ecohubs.community/es/articles/rcos-core/v0-1/layer-1-membership-system#35-participation-and-contribution" office:name=""><text:span text:style-name="Definition"><text:span text:style-name="T2">3.5.2</text:span></text:span></text:a><text:span text:style-name="T2">, </text:span><text:a xlink:type="simple" xlink:href="https://blueprint.ecohubs.community/es/articles/rcos-core/v0-1/layer-1-membership-system#35-participation-and-contribution" office:name=""><text:span text:style-name="Definition"><text:span text:style-name="T2">3.5.3</text:span></text:span></text:a><text:span text:style-name="T2">, </text:span><text:a xlink:type="simple" xlink:href="https://blueprint.ecohubs.community/es/articles/rcos-core/v0-1/layer-1-membership-system#35-participation-and-contribution" office:name=""><text:span text:style-name="Definition"><text:span text:style-name="T2">3.5.4</text:span></text:span></text:a></text:p>
      <text:p text:style-name="P12"><text:span text:style-name="T1">Justificación — ¿Por qué definir la participación con números</text:span></text:p>
      <text:p text:style-name="P12">“Miembro activo” no significa nada sin un umbral. Un mínimo definido — en tiempo, categoría y cadencia — convierte la participación de una sensación en un hecho, de modo que nadie tenga que adivinar si está al día y nadie pueda ser acusado de alejarse sin evidencia. También hace visible la línea entre una ausencia genuina y un abandono silencioso lo suficientemente pronto como para actuar.</text:p>
      <text:p text:style-name="P13"><text:span text:style-name="T1">Instrucciones — Cómo completar esta sección</text:span></text:p>
      <text:p text:style-name="P13">Establece un mínimo medible (frecuencia × categoría), reglas de sustitución y ausencia, y el detonante que mueve a un miembro no participante a un proceso de la Capa 4.</text:p>
      <text:list text:style-name="L5">
        <text:list-item>
          <text:p text:style-name="P14"><text:span text:style-name="T1">Contribución mínima:</text:span> <text:span text:style-name="T2">&lt;p. ej., al menos una contribución reconocida cada 6 meses, en cualquier categoría reconocida.&gt;</text:span></text:p>
        </text:list-item>
        <text:list-item>
          <text:p text:style-name="P14"><text:span text:style-name="T1">Categorías reconocidas:</text:span> <text:span text:style-name="T2">&lt;hacer referencia al Protocolo de Economía Interna (Capa 3).&gt;</text:span></text:p>
        </text:list-item>
        <text:list-item>
          <text:p text:style-name="P14"><text:span text:style-name="T1">Sustitución:</text:span> <text:span text:style-name="T2">&lt;p. ej., un miembro puede delegar una tarea específica pero sigue siendo responsable de cumplir las expectativas generales de contribución.&gt;</text:span></text:p>
        </text:list-item>
        <text:list-item>
          <text:p text:style-name="P14"><text:span text:style-name="T1">Ausencia prolongada:</text:span> <text:span text:style-name="T2">&lt;p. ej., se requiere notificación antes de ausencias superiores a X meses; las expectativas se pausan durante el período notificado hasta un máximo.&gt;</text:span></text:p>
        </text:list-item>
        <text:list-item>
          <text:p text:style-name="P14"><text:span text:style-name="T1">Detonante de no participación:</text:span> <text:span text:style-name="T2">&lt;p. ej., la ausencia de contribución reconocida durante X meses consecutivos sin aviso previo activa una verificación de rendición de cuentas (Capa 4).&gt;</text:span></text:p>
        </text:list-item>
      </text:list>
      <text:h text:style-name="Heading_20_2" text:outline-level="2"><text:bookmark-start text:name="referencia-al-debido-proceso"/>Referencia al Debido Proceso<text:bookmark-end text:name="referencia-al-debido-proceso"/></text:h>
      <text:p text:style-name="P15"><text:span text:style-name="T1">Justificación — ¿Por qué reiterar el debido proceso aquí</text:span></text:p>
      <text:p text:style-name="P15">El Acuerdo de Membresía es el único documento que cada miembro realmente lee y al que da su consentimiento. Nombrar el debido proceso aquí — no solo en la Capa 4 — garantiza que ningún miembro pueda ser expulsado o restringido bajo una regla que no le fue mostrada cuando se incorporó. Cierra la brecha entre lo que la comunidad promete y lo que puede hacer.</text:p>
      <text:p text:style-name="P16"><text:span text:style-name="T1">Instrucciones — Cómo completar esta sección</text:span></text:p>
      <text:p text:style-name="P16">Haz referencia a la Escalera de Resolución de Conflictos (Capa 4) y al Protocolo de Salida y Separación para que cualquier miembro que lea el Acuerdo de Membresía sepa dónde residen las protecciones procedimentales.</text:p>
      <text:p text:style-name="First_20_paragraph">Cualquier salida forzada, suspensión o restricción de acceso sigue el debido proceso de la Capa 4 y el Protocolo de Salida y Separación.</text:p>
      <text:h text:style-name="Heading_20_2" text:outline-level="2"><text:bookmark-start text:name="reconocimiento-de-consentimiento"/>Reconocimiento de Consentimiento<text:bookmark-end text:name="reconocimiento-de-consentimiento"/></text:h>
      <text:p text:style-name="P17"><text:span text:style-name="T1">Justificación — ¿Por qué exigir consentimiento explícito</text:span></text:p>
      <text:p text:style-name="P17">El consentimiento que se asume es consentimiento que puede negarse después. Exigir un acto explícito — firmar, hacer clic, reconocer — en un momento conocido vincula al miembro con las versiones específicas de los artefactos vigentes ese día, y da a la comunidad un registro defendible de que el acuerdo fue celebrado libre y conscientemente.</text:p>
      <text:p text:style-name="P18"><text:span text:style-name="T1">Instrucciones — Cómo completar esta sección</text:span></text:p>
      <text:p text:style-name="P18">Describe el acto de consentimiento (firma, reconocimiento en la aplicación, etc.) y a qué versiones de los artefactos está consintiendo el miembro en ese momento.</text:p>
      <text:p text:style-name="First_20_paragraph">Al ingresar a la comunidad a través del proceso de incorporación definido, el miembro consiente explícitamente los términos de este acuerdo y los artefactos de la Capa 0 vigentes en el momento de la admisión.</text:p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6">
        <text:list-item>
          <text:p text:style-name="P19"><text:span text:style-name="T1">Adoptado:</text:span> </text:p>
        </text:list-item>
        <text:list-item>
          <text:p text:style-name="P19"><text:span text:style-name="T1">Tipo de decisión:</text:span> Estratégica</text:p>
        </text:list-item>
        <text:list-item>
          <text:p text:style-name="P19"><text:span text:style-name="T1">Versión:</text:span> &lt;versión&gt;</text:p>
        </text:list-item>
        <text:list-item>
          <text:p text:style-name="P19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4Z</meta:creation-date>
    <dc:date>2026-04-29T01:58:24Z</dc:date>
    <meta:user-defined meta:name="title-meta" meta:value-type="string">Acuerdo de Membresía</meta:user-defined>
  </office:meta>
</office:document-meta>
</file>